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80328649679" calcext:value-type="float">
            <text:p>99,74</text:p>
          </table:table-cell>
          <table:table-cell table:style-name="ce3" table:formula="of:=([.F2]/12597)*100" office:value-type="float" office:value="0.26196713503215" calcext:value-type="float">
            <text:p>0,26</text:p>
          </table:table-cell>
          <table:table-cell office:value-type="float" office:value="8291" calcext:value-type="float">
            <text:p>8291</text:p>
          </table:table-cell>
          <table:table-cell table:style-name="ce4" table:formula="of:=[.E18]+[.H18]" office:value-type="float" office:value="12564" calcext:value-type="float">
            <text:p>12564</text:p>
          </table:table-cell>
          <table:table-cell table:formula="of:=12597-[.E2]" office:value-type="float" office:value="33" calcext:value-type="float">
            <text:p>33</text:p>
          </table:table-cell>
          <table:table-cell office:value-type="float" office:value="375.149662971" calcext:value-type="float">
            <text:p>375,149662971</text:p>
          </table:table-cell>
          <table:table-cell office:value-type="float" office:value="16.6481819153" calcext:value-type="float">
            <text:p>16,648181915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221560689053" calcext:value-type="float">
            <text:p>99,72</text:p>
          </table:table-cell>
          <table:table-cell table:style-name="ce3" table:formula="of:=([.F3]/12597)*100" office:value-type="float" office:value="0.277843931094705" calcext:value-type="float">
            <text:p>0,28</text:p>
          </table:table-cell>
          <table:table-cell office:value-type="float" office:value="8301" calcext:value-type="float">
            <text:p>8301</text:p>
          </table:table-cell>
          <table:table-cell table:style-name="ce4" table:formula="of:=[.E19]+[.H19]" office:value-type="float" office:value="12562" calcext:value-type="float">
            <text:p>12562</text:p>
          </table:table-cell>
          <table:table-cell table:formula="of:=12597-[.E3]" office:value-type="float" office:value="35" calcext:value-type="float">
            <text:p>35</text:p>
          </table:table-cell>
          <table:table-cell office:value-type="float" office:value="497.044746876" calcext:value-type="float">
            <text:p>497,044746876</text:p>
          </table:table-cell>
          <table:table-cell office:value-type="float" office:value="16.668503046" calcext:value-type="float">
            <text:p>16,6685030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 office:value-type="float" office:value="8412" calcext:value-type="float">
            <text:p>8412</text:p>
          </table:table-cell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215.48248291" calcext:value-type="float">
            <text:p>215,48248291</text:p>
          </table:table-cell>
          <table:table-cell office:value-type="float" office:value="16.8802027702" calcext:value-type="float">
            <text:p>16,880202770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348336905612" calcext:value-type="float">
            <text:p>99,63</text:p>
          </table:table-cell>
          <table:table-cell table:style-name="ce3" table:formula="of:=([.F5]/12597)*100" office:value-type="float" office:value="0.365166309438755" calcext:value-type="float">
            <text:p>0,37</text:p>
          </table:table-cell>
          <table:table-cell office:value-type="float" office:value="8401" calcext:value-type="float">
            <text:p>8401</text:p>
          </table:table-cell>
          <table:table-cell table:style-name="ce4" table:formula="of:=[.E21]+[.H21]" office:value-type="float" office:value="12551" calcext:value-type="float">
            <text:p>12551</text:p>
          </table:table-cell>
          <table:table-cell table:formula="of:=12597-[.E5]" office:value-type="float" office:value="46" calcext:value-type="float">
            <text:p>46</text:p>
          </table:table-cell>
          <table:table-cell office:value-type="float" office:value="216.422976971" calcext:value-type="float">
            <text:p>216,422976971</text:p>
          </table:table-cell>
          <table:table-cell office:value-type="float" office:value="16.8598818779" calcext:value-type="float">
            <text:p>16,85988187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380328649679" calcext:value-type="float">
            <text:p>99,74</text:p>
          </table:table-cell>
          <table:table-cell table:style-name="ce3" table:formula="of:=([.F6]/12597)*100" office:value-type="float" office:value="0.26196713503215" calcext:value-type="float">
            <text:p>0,26</text:p>
          </table:table-cell>
          <table:table-cell office:value-type="float" office:value="8218" calcext:value-type="float">
            <text:p>8218</text:p>
          </table:table-cell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257.366615057" calcext:value-type="float">
            <text:p>257,366615057</text:p>
          </table:table-cell>
          <table:table-cell office:value-type="float" office:value="16.4906170368" calcext:value-type="float">
            <text:p>16,490617036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427720885925" calcext:value-type="float">
            <text:p>99,64</text:p>
          </table:table-cell>
          <table:table-cell table:style-name="ce3" table:formula="of:=([.F7]/12597)*100" office:value-type="float" office:value="0.357227911407478" calcext:value-type="float">
            <text:p>0,36</text:p>
          </table:table-cell>
          <table:table-cell office:value-type="float" office:value="8342" calcext:value-type="float">
            <text:p>8342</text:p>
          </table:table-cell>
          <table:table-cell table:style-name="ce4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223.401489973" calcext:value-type="float">
            <text:p>223,401489973</text:p>
          </table:table-cell>
          <table:table-cell office:value-type="float" office:value="16.9149489403" calcext:value-type="float">
            <text:p>16,914948940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745256807176" calcext:value-type="float">
            <text:p>99,67</text:p>
          </table:table-cell>
          <table:table-cell table:style-name="ce3" table:formula="of:=([.F8]/12597)*100" office:value-type="float" office:value="0.325474319282369" calcext:value-type="float">
            <text:p>0,3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154.186937809" calcext:value-type="float">
            <text:p>154,186937809</text:p>
          </table:table-cell>
          <table:table-cell office:value-type="float" office:value="25.3374018669" calcext:value-type="float">
            <text:p>25,33740186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83408748115" calcext:value-type="float">
            <text:p>99,70</text:p>
          </table:table-cell>
          <table:table-cell table:style-name="ce3" table:formula="of:=([.F9]/12597)*100" office:value-type="float" office:value="0.301659125188537" calcext:value-type="float">
            <text:p>0,30</text:p>
          </table:table-cell>
          <table:table-cell office:value-type="float" office:value="8391" calcext:value-type="float">
            <text:p>8391</text:p>
          </table:table-cell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194.532094002" calcext:value-type="float">
            <text:p>194,532094002</text:p>
          </table:table-cell>
          <table:table-cell office:value-type="float" office:value="15.954885006" calcext:value-type="float">
            <text:p>15,9548850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983408748115" calcext:value-type="float">
            <text:p>99,70</text:p>
          </table:table-cell>
          <table:table-cell table:style-name="ce3" table:formula="of:=([.F10]/12597)*100" office:value-type="float" office:value="0.301659125188537" calcext:value-type="float">
            <text:p>0,30</text:p>
          </table:table-cell>
          <table:table-cell office:value-type="float" office:value="8275" calcext:value-type="float">
            <text:p>8275</text:p>
          </table:table-cell>
          <table:table-cell table:style-name="ce4" table:formula="of:=[.E26]+[.H26]" office:value-type="float" office:value="12559" calcext:value-type="float">
            <text:p>12559</text:p>
          </table:table-cell>
          <table:table-cell table:formula="of:=12597-[.E10]" office:value-type="float" office:value="38" calcext:value-type="float">
            <text:p>38</text:p>
          </table:table-cell>
          <table:table-cell office:value-type="float" office:value="251.418385029" calcext:value-type="float">
            <text:p>251,418385029</text:p>
          </table:table-cell>
          <table:table-cell office:value-type="float" office:value="17.1356129646" calcext:value-type="float">
            <text:p>17,135612964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824640787489" calcext:value-type="float">
            <text:p>99,68</text:p>
          </table:table-cell>
          <table:table-cell table:style-name="ce3" table:formula="of:=([.F11]/12597)*100" office:value-type="float" office:value="0.317535921251092" calcext:value-type="float">
            <text:p>0,32</text:p>
          </table:table-cell>
          <table:table-cell office:value-type="float" office:value="8284" calcext:value-type="float">
            <text:p>8284</text:p>
          </table:table-cell>
          <table:table-cell table:style-name="ce4" table:formula="of:=[.E27]+[.H27]" office:value-type="float" office:value="12557" calcext:value-type="float">
            <text:p>12557</text:p>
          </table:table-cell>
          <table:table-cell table:formula="of:=12597-[.E11]" office:value-type="float" office:value="40" calcext:value-type="float">
            <text:p>40</text:p>
          </table:table-cell>
          <table:table-cell office:value-type="float" office:value="248.397971153" calcext:value-type="float">
            <text:p>248,397971153</text:p>
          </table:table-cell>
          <table:table-cell office:value-type="float" office:value="17.1517362595" calcext:value-type="float">
            <text:p>17,151736259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27839961896" calcext:value-type="float">
            <text:p>99,6927839962</text:p>
          </table:table-cell>
          <table:table-cell table:formula="of:=AVERAGE([.C2:.C11])" office:value-type="float" office:value="0.307216003810431" calcext:value-type="float">
            <text:p>0,3072160038</text:p>
          </table:table-cell>
          <table:table-cell table:formula="of:=SUM([.D2:.D11])/10" office:value-type="float" office:value="8751.2" calcext:value-type="float">
            <text:p>8751,2</text:p>
          </table:table-cell>
          <table:table-cell table:formula="of:=AVERAGE([.E2:.E11])" office:value-type="float" office:value="12558.3" calcext:value-type="float">
            <text:p>12558,3</text:p>
          </table:table-cell>
          <table:table-cell table:formula="of:=AVERAGE([.F2:.F11])" office:value-type="float" office:value="38.7" calcext:value-type="float">
            <text:p>38,7</text:p>
          </table:table-cell>
          <table:table-cell table:formula="of:=SUM([.G2:.G11])/10" office:value-type="float" office:value="263.3403362751" calcext:value-type="float">
            <text:p>263,3403362751</text:p>
          </table:table-cell>
          <table:table-cell table:formula="of:=SUM([.H2:.H11])/10" office:value-type="float" office:value="17.60419716835" calcext:value-type="float">
            <text:p>17,604197168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4705088513138" calcext:value-type="float">
            <text:p>0,694705088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4" calcext:value-type="float">
            <text:p>5844,4</text:p>
          </table:table-cell>
          <table:table-cell table:formula="of:=AVERAGE([.G18:.G27])" office:value-type="float" office:value="18.3" calcext:value-type="float">
            <text:p>18,3</text:p>
          </table:table-cell>
          <table:table-cell/>
          <table:table-cell office:value-type="float" office:value="5789" calcext:value-type="float">
            <text:p>578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75" calcext:value-type="float">
            <text:p>677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4" calcext:value-type="float">
            <text:p>20,4</text:p>
          </table:table-cell>
          <table:table-cell table:formula="of:=AVERAGE([.H18:.H27])" office:value-type="float" office:value="6713.9" calcext:value-type="float">
            <text:p>6713,9</text:p>
          </table:table-cell>
          <table:table-cell/>
          <table:table-cell office:value-type="float" office:value="5841" calcext:value-type="float">
            <text:p>584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721" calcext:value-type="float">
            <text:p>67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17" calcext:value-type="float">
            <text:p>671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4" calcext:value-type="float">
            <text:p>5844,4</text:p>
          </table:table-cell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621" calcext:value-type="float">
            <text:p>662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4" calcext:value-type="float">
            <text:p>20,4</text:p>
          </table:table-cell>
          <table:table-cell table:number-columns-repeated="2"/>
          <table:table-cell office:value-type="float" office:value="5748" calcext:value-type="float">
            <text:p>574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12597-SUM([.E22:.G22])" office:value-type="float" office:value="6816" calcext:value-type="float">
            <text:p>681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3" calcext:value-type="float">
            <text:p>18,3</text:p>
          </table:table-cell>
          <table:table-cell table:number-columns-repeated="2"/>
          <table:table-cell office:value-type="float" office:value="5906" calcext:value-type="float">
            <text:p>590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12597-SUM([.E23:.G23])" office:value-type="float" office:value="6646" calcext:value-type="float">
            <text:p>66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9" calcext:value-type="float">
            <text:p>6713,9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815" calcext:value-type="float">
            <text:p>68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715" calcext:value-type="float">
            <text:p>671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2" calcext:value-type="float">
            <text:p>589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667" calcext:value-type="float">
            <text:p>666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646" calcext:value-type="float">
            <text:p>664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27839961896" calcext:value-type="float">
            <text:p>0,99692784</text:p>
          </table:table-cell>
          <table:table-cell table:number-columns-repeated="2"/>
          <table:table-cell table:formula="of:=SUM([.E18:.E27])/10" office:value-type="float" office:value="5844.4" calcext:value-type="float">
            <text:p>5844,4</text:p>
          </table:table-cell>
          <table:table-cell table:formula="of:=SUM([.F18:.F27])/10" office:value-type="float" office:value="20.4" calcext:value-type="float">
            <text:p>20,4</text:p>
          </table:table-cell>
          <table:table-cell table:formula="of:=SUM([.G18:.G27])/10" office:value-type="float" office:value="18.3" calcext:value-type="float">
            <text:p>18,3</text:p>
          </table:table-cell>
          <table:table-cell table:formula="of:=SUM([.H18:.H27])/10" office:value-type="float" office:value="6713.9" calcext:value-type="float">
            <text:p>6713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7216003810431" calcext:value-type="float">
            <text:p>0,00307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78571306736" calcext:value-type="float">
            <text:p>0,9968785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70731924625" calcext:value-type="float">
            <text:p>0,99697073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18:43.922309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5S</meta:editing-duration>
    <meta:editing-cycles>6</meta:editing-cycles>
    <meta:generator>LibreOffice/5.1.6.2$Linux_X86_64 LibreOffice_project/10m0$Build-2</meta:generator>
    <dc:date>2018-01-19T18:19:52.764442251</dc:date>
    <meta:document-statistic meta:table-count="1" meta:cell-count="177" meta:object-count="0"/>
  </office:meta>
</office:document-meta>
</file>